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2c311" officeooo:paragraph-rsid="0002c311"/>
    </style:style>
    <style:style style:name="P2" style:family="paragraph" style:parent-style-name="Standard">
      <style:text-properties officeooo:rsid="0002c311" officeooo:paragraph-rsid="0002c311"/>
    </style:style>
    <style:style style:name="P3" style:family="paragraph" style:parent-style-name="Standard">
      <style:text-properties officeooo:rsid="000327c7" officeooo:paragraph-rsid="000327c7"/>
    </style:style>
    <style:style style:name="P4" style:family="paragraph" style:parent-style-name="Standard">
      <style:text-properties fo:language="fr" fo:country="FR" officeooo:rsid="0002c311" officeooo:paragraph-rsid="000327c7"/>
    </style:style>
    <style:style style:name="P5" style:family="paragraph" style:parent-style-name="Standard">
      <style:text-properties fo:language="fr" fo:country="FR" officeooo:rsid="000327c7" officeooo:paragraph-rsid="000327c7"/>
    </style:style>
    <style:style style:name="P6" style:family="paragraph" style:parent-style-name="Standard">
      <style:text-properties fo:language="fr" fo:country="FR" officeooo:rsid="0002c311" officeooo:paragraph-rsid="0002c311"/>
    </style:style>
    <style:style style:name="P7" style:family="paragraph" style:parent-style-name="Standard">
      <style:text-properties fo:language="fr" fo:country="FR" officeooo:rsid="0002c311" officeooo:paragraph-rsid="00053e7a"/>
    </style:style>
    <style:style style:name="P8" style:family="paragraph" style:parent-style-name="Standard">
      <style:text-properties fo:language="fr" fo:country="FR" officeooo:rsid="00053e7a" officeooo:paragraph-rsid="00053e7a"/>
    </style:style>
    <style:style style:name="P9" style:family="paragraph" style:parent-style-name="Standard">
      <style:text-properties fo:language="fr" fo:country="FR" officeooo:paragraph-rsid="00053e7a"/>
    </style:style>
    <style:style style:name="P10" style:family="paragraph" style:parent-style-name="Standard">
      <style:text-properties officeooo:rsid="0002c311" officeooo:paragraph-rsid="0002c311"/>
    </style:style>
    <style:style style:name="P11" style:family="paragraph" style:parent-style-name="Standard">
      <style:text-properties officeooo:rsid="000327c7" officeooo:paragraph-rsid="000327c7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2c311"/>
    </style:style>
    <style:style style:name="T2" style:family="text">
      <style:text-properties officeooo:rsid="000327c7"/>
    </style:style>
    <style:style style:name="T3" style:family="text">
      <style:text-properties officeooo:rsid="0004cc8f"/>
    </style:style>
    <style:style style:name="T4" style:family="text">
      <style:text-properties officeooo:rsid="00053e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Jouer les Objets</text:p>
      <text:p text:style-name="Standard"/>
      <text:p text:style-name="P4">Pour la fonction de jouer (openObject()), il faut la d<text:span text:style-name="T3">é</text:span>clarer dans la classe Base aussi pour <text:span text:style-name="T3">é</text:span>viter des erreurs de compi<text:span text:style-name="T3">l</text:span>ation quand on appelle à la méthod<text:span text:style-name="T3">e</text:span> pour un objet que l'on ne sait pas si est un objet d<text:span text:style-name="T3">u</text:span> type Photo, Video ou Film. De ce<text:span text:style-name="T3">tte</text:span> manière, si un objet Base appelle cette méthode il ne fera rien, mais si l<text:span text:style-name="T3">'</text:span>objet est d'autre type il appe<text:span text:style-name="T3">l</text:span>lera <text:span text:style-name="T3">à</text:span> la méthode de sa classe. </text:p>
      <text:p text:style-name="P2"/>
      <text:p text:style-name="P9"><text:span text:style-name="T1">Nous avons rencontré un problème à l'heure de jouer les objets multimédias. Quand nous appelons au système avec « magej img &amp; » ou « mpv video &amp; », nous n'obtenons pas un résultat. Par conséquent, nous l'avons résolu en utilisant une autre command (« xdg-open », qui ouvre le fichier suivant avec le programme par défaut). Sinon, autre solution sera de supprimer le « &amp; », mais pour le serveur d'après, il sera bloqué, et cela ne nous </text:span>intéress<text:span text:style-name="T3">e pas. </text:span></text:p>
      <text:p text:style-name="P2"/>
      <text:p text:style-name="P5">Tableau de Type Base</text:p>
      <text:p text:style-name="P2"/>
      <text:p text:style-name="P6">Quand nous créons un tableau, nous pouvons d<text:span text:style-name="T3">é</text:span>clarer qu'il contiendra des objets d<text:span text:style-name="T3">u</text:span> type Base, mais comme les autres objets h<text:span text:style-name="T2">éritent de Base, on peut ajouter aussi ces objets (Photo, Video et Film). Cela s'appelle polymorphisme, et avec les méthodes « virtuel » nous pouvons avoir une liaison dynamique, et quand on appelle à une méthode virtuel dans une sous-clase, l'object qui contient la méthode qui est appelée.</text:span></text:p>
      <text:p text:style-name="P7"/>
      <text:p text:style-name="P7"><text:span text:style-name="T2">Ce tableau sera un pointer de pointers. Et lorsqu'on appelle une méthode pour un objet, on appellera la méthode de l'objet pointé. Les elements du tableau sont de type « Base » et il contient des pointeurs de ces objets car il utilise la mémoir dynamique et on utilise le polymorphisme comme cela. </text:span></text:p>
      <text:p text:style-name="P7"/>
      <text:p text:style-name="P8">En Java, les tableaux contiennent les références vers les objets.</text:p>
      <text:p text:style-name="P2"/>
      <text:p text:style-name="P3">Film</text:p>
      <text:p text:style-name="P3"/>
      <text:p text:style-name="P5">Pour avoir plein contrôle sur ses données (de Film), il faut que le tableau avec la durée des chapitres <text:s/>soit un pointer. <text:span text:style-name="T4">Pour faire cela, il faut faire un copie profonde en copiant chaque élément.</text:span></text:p>
      <text:p text:style-name="P3"/>
      <text:p text:style-name="P5">De<text:span text:style-name="T3">s</text:span>tructeur</text:p>
      <text:p text:style-name="P3"/>
      <text:p text:style-name="P5">Le destructeur d<text:span text:style-name="T3">é</text:span>truit l'objet crée, mais dans le cas de Film, il y a aussi autre pointer qui ne sera pas d<text:span text:style-name="T3">étruit</text:span> si on ne le d<text:span text:style-name="T3">é</text:span>truit pas. De ce<text:span text:style-name="T3">tte</text:span> façon, il faut d<text:span text:style-name="T3">é</text:span>truire le tableau avec les durées des chapitres dans le destructeur de Film.</text:p>
      <text:p text:style-name="P3"/>
      <text:p text:style-name="P3"/>
      <text:p text:style-name="P5">Groupe</text:p>
      <text:p text:style-name="P3"/>
      <text:p text:style-name="P5">Pour un group<text:span text:style-name="T3">e</text:span>, il faut un de<text:span text:style-name="T3">s</text:span>tructeur pour supprimer le groupe, mais il ne faut pas d<text:span text:style-name="T3">é</text:span>truire les objets contenu<text:span text:style-name="T3">s</text:span> par le group<text:span text:style-name="T3">e</text:span>. Le de<text:span text:style-name="T3">s</text:span>tructeur donc servira seulement pour d<text:span text:style-name="T3">é</text:span>truire l'objet group<text:span text:style-name="T3">e</text:span>.</text:p>
      <text:p text:style-name="P3"/>
      <text:p text:style-name="P5">Le group<text:span text:style-name="T3">e</text:span> sera une liste de pointers <text:span text:style-name="T3">aux</text:span> objets, sinon, les objets d<text:span text:style-name="T3">u</text:span> groupe seront <text:span text:style-name="T3">détruits</text:span> quand le group<text:span text:style-name="T3">e</text:span> fasse la de<text:span text:style-name="T3">s</text:span>truction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2c311" officeooo:paragraph-rsid="0002c3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INF224 TP<text:tab/>Silvia ORUBE LOP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9:04:36.777047011</meta:creation-date>
    <dc:date>2015-11-16T21:30:28.959680869</dc:date>
    <meta:editing-duration>PT14M4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435" meta:character-count="2464" meta:non-whitespace-character-count="2038"/>
  </office:meta>
</office:document-meta>
</file>